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padding="0.049cm" fo:border="0.002cm solid #000000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padding="0.049cm" fo:border="0.002cm solid #000000" style:shadow="non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padding="0.049cm" fo:border="0.002cm solid #000000" style:shadow="none"/>
      <style:text-properties style:font-name="Arial1" fo:font-weight="normal" style:font-weight-asian="normal" style:font-weight-complex="normal"/>
    </style:style>
    <style:style style:name="P6" style:family="paragraph" style:parent-style-name="Text_20_body">
      <style:paragraph-properties fo:padding="0.049cm" fo:border="0.002cm solid #000000" style:shadow="none"/>
      <style:text-properties fo:font-weight="normal" style:font-weight-asian="normal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azy Charlie Day 2016<text:tab/><text:tab/><text:tab/><text:tab/>Défi Informatique</text:p>
      <text:p text:style-name="P1">Fiche de Rendu de Projet</text:p>
      <text:p text:style-name="P1"/>
      <text:p text:style-name="P1">Numéro (et nom de l'Equipe) : </text:p>
      <text:p text:style-name="P1">Membres : </text:p>
      <text:p text:style-name="P2">Nom<text:tab/>:<text:tab/>Fernandes<text:tab/><text:tab/>Prénom :<text:tab/>Joyce<text:tab/><text:tab/><text:tab/>gpe dut : SI-1</text:p>
      <text:p text:style-name="P2">Nom<text:tab/>:<text:tab/>Ferry<text:tab/><text:tab/><text:tab/>Prénom :<text:tab/>Quentin<text:tab/><text:tab/><text:tab/>gpe dut : SI-1</text:p>
      <text:p text:style-name="P2">Nom<text:tab/>:<text:tab/>Marquant<text:tab/><text:tab/>Prénom :<text:tab/>Lucas<text:tab/><text:tab/><text:tab/>gpe dut : AI-2</text:p>
      <text:p text:style-name="P2">Nom<text:tab/>:<text:tab/>Sinteff<text:tab/><text:tab/>Prénom :<text:tab/>Bruno<text:tab/><text:tab/><text:tab/>gpe dut : SI-1</text:p>
      <text:p text:style-name="P2">Nom<text:tab/>:<text:tab/>Demarbre<text:tab/><text:tab/>Prénom :<text:tab/>Allan<text:tab/><text:tab/><text:tab/><text:tab/>gpe dut : AI-1</text:p>
      <text:p text:style-name="P1"/>
      <text:p text:style-name="P1">URL de TEST du projet : </text:p>
      <text:p text:style-name="P1">Dépôt git : https://github.com/Virtualiz/CrazyCharlyDay_Info16.git</text:p>
      <text:p text:style-name="P1">Données de test : </text:p>
      <text:p text:style-name="P3"><text:s/><text:span text:style-name="T1">indiquez toutes les données utiles au test (identifiants, mots de passes, données déjà saisies etc...)</text:span></text:p>
      <text:p text:style-name="P3"><text:s/></text:p>
      <text:p text:style-name="P3"><text:s/></text:p>
      <text:p text:style-name="P3"><text:s/></text:p>
      <text:p text:style-name="P1"/>
      <text:p text:style-name="P1">Réalisations : </text:p>
      <text:p text:style-name="P5">indiquez les fonctionnalités réalisées (à partir de la liste fournie), précisez les urls à utiliser pour le test.</text:p>
      <text:p text:style-name="P5">Décrivez les éventuelles fonctionnalités additionnelles.</text:p>
      <text:p text:style-name="P4">Affichage de l'accueil</text:p>
      <text:p text:style-name="P4">Affichage du catalog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19:25</meta:creation-date>
    <meta:editing-duration>PT13H6M32S</meta:editing-duration>
    <meta:editing-cycles>13</meta:editing-cycles>
    <meta:generator>OpenOffice/4.0.1$Win32 OpenOffice.org_project/401m5$Build-9714</meta:generator>
    <dc:date>2016-02-11T22:10:30.01</dc:date>
    <dc:creator>Bruno Sinteff</dc:creator>
    <meta:document-statistic meta:table-count="0" meta:image-count="0" meta:object-count="0" meta:page-count="1" meta:paragraph-count="21" meta:word-count="129" meta:character-count="785"/>
  </office:meta>
</office:document-meta>
</file>